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98cm" fo:min-width="3.4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98cm" fo:min-width="4.448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dash" draw:stroke-dash="Fine_20_Dashed" svg:stroke-width="0.106cm" svg:stroke-color="#999999" draw:marker-start-width="0.359cm" draw:marker-end-width="0.359cm" draw:fill="none" draw:textarea-horizontal-align="justify" draw:textarea-vertical-align="middle" draw:auto-grow-height="false" fo:min-height="11.544cm" fo:min-width="25.194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end"/>
      <style:text-properties fo:font-size="14pt"/>
    </style:style>
    <style:style style:name="P4" style:family="paragraph">
      <loext:graphic-properties draw:fill="none" draw:fill-color="#ffffff"/>
      <style:paragraph-properties fo:text-align="end"/>
      <style:text-properties fo:font-size="14pt"/>
    </style:style>
    <style:style style:name="P5" style:family="paragraph">
      <style:paragraph-properties fo:text-align="start"/>
      <style:text-properties fo:font-size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start"/>
      <style:text-properties fo:font-size="14pt"/>
    </style:style>
    <style:style style:name="P8" style:family="paragraph">
      <style:text-properties fo:color="#999999"/>
    </style:style>
    <style:style style:name="P9" style:family="paragraph">
      <loext:graphic-properties draw:fill="none" draw:fill-color="#ffffff"/>
      <style:text-properties fo:color="#999999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2cm" svg:x="12cm" svg:y="1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cm" svg:height="2cm" svg:x="11.5cm" svg:y="6.2cm">
          <text:p text:style-name="P1">Reverse Proxy<text:line-break/><text:span text:style-name="T1">(Apache web server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cm" svg:height="2cm" svg:x="2.3cm" svg:y="12.1cm">
          <text:p text:style-name="P1">Content Service<text:line-break/><text:span text:style-name="T1">(Spring Boot app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cm" svg:height="2cm" svg:x="11.5cm" svg:y="14.1cm">
          <text:p text:style-name="P1">Product Service<text:line-break/><text:span text:style-name="T1">(Spring Boot app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cm" svg:height="2cm" svg:x="20.9cm" svg:y="12cm">
          <text:p text:style-name="P1">Cart Service<text:line-break/><text:span text:style-name="T1">(Spring Boot app)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168cm" svg:height="1.345cm" svg:x="9.532cm" svg:y="3.7cm">
          <draw:text-box>
            <text:p text:style-name="P3">Request page or<text:line-break/>resource</text:p>
          </draw:text-box>
        </draw:frame>
        <draw:frame draw:style-name="gr3" draw:text-style-name="P4" draw:layer="layout" svg:width="4.253cm" svg:height="1.345cm" svg:x="14.2cm" svg:y="3.7cm">
          <draw:text-box>
            <text:p text:style-name="P5">Respond with<text:line-break/>page or resource</text:p>
          </draw:text-box>
        </draw:frame>
        <draw:connector draw:style-name="gr4" draw:text-style-name="P6" draw:layer="layout" svg:x1="11.5cm" svg:y1="7.2cm" svg:x2="4.8cm" svg:y2="12.1cm" draw:start-shape="id1" draw:start-glue-point="3" draw:end-shape="id2" draw:end-glue-point="0" svg:d="M11500 7200h-6700v4900" svg:viewBox="0 0 6701 4901">
          <text:p/>
        </draw:connector>
        <draw:frame draw:style-name="gr5" draw:text-style-name="P7" draw:layer="layout" svg:width="7.021cm" svg:height="1.345cm" svg:x="4.479cm" svg:y="5.855cm">
          <draw:text-box>
            <text:p text:style-name="P5">Dispatch any requests except<text:line-break/>for product and cart service</text:p>
          </draw:text-box>
        </draw:frame>
        <draw:connector draw:style-name="gr4" draw:text-style-name="P6" draw:layer="layout" svg:x1="14cm" svg:y1="8.2cm" svg:x2="14cm" svg:y2="14.1cm" draw:start-shape="id1" draw:end-shape="id3" draw:end-glue-point="0" svg:d="M14000 8200v5900" svg:viewBox="0 0 1 5901">
          <text:p/>
        </draw:connector>
        <draw:connector draw:style-name="gr4" draw:text-style-name="P6" draw:layer="layout" svg:x1="16.5cm" svg:y1="7.2cm" svg:x2="23.4cm" svg:y2="12cm" draw:start-shape="id1" draw:start-glue-point="1" draw:end-shape="id4" draw:end-glue-point="0" svg:d="M16500 7200h6900v4800" svg:viewBox="0 0 6901 4801">
          <text:p/>
        </draw:connector>
        <draw:frame draw:style-name="gr3" draw:text-style-name="P4" draw:layer="layout" svg:width="5.794cm" svg:height="1.345cm" svg:x="8.206cm" svg:y="12.155cm">
          <draw:text-box>
            <text:p text:style-name="P3">Dispatch requests with<text:line-break/>path <text:span text:style-name="T2">/product-service/*</text:span></text:p>
          </draw:text-box>
        </draw:frame>
        <draw:frame draw:style-name="gr3" draw:text-style-name="P4" draw:layer="layout" svg:width="5.497cm" svg:height="1.345cm" svg:x="17.903cm" svg:y="5.855cm">
          <draw:text-box>
            <text:p text:style-name="P3">Dispatch requests with<text:line-break/>path <text:span text:style-name="T2">/cart-service/*</text:span></text:p>
          </draw:text-box>
        </draw:frame>
        <draw:polyline draw:style-name="gr4" draw:text-style-name="P6" draw:layer="layout" svg:width="7.719cm" svg:height="3.693cm" draw:transform="rotate (0.638266907454326) translate (3.0988625116369cm 9.13292147589465cm)" svg:viewBox="0 0 7720 3694" draw:points="0,3694 2741,0 7720,3694">
          <text:p/>
        </draw:polyline>
        <draw:frame draw:style-name="gr3" draw:text-style-name="P4" draw:layer="layout" svg:width="6.412cm" svg:height="2.985cm" svg:x="5.3cm" svg:y="7.515cm">
          <draw:text-box>
            <text:p text:style-name="P5">Respond with web pages<text:line-break/>and CSS resources<text:line-break/><text:line-break/>HTML content may contain<text:line-break/>server-side-includes</text:p>
          </draw:text-box>
        </draw:frame>
        <draw:line draw:style-name="gr4" draw:text-style-name="P6" draw:layer="layout" svg:x1="14.5cm" svg:y1="14.1cm" svg:x2="14.5cm" svg:y2="8.2cm">
          <text:p/>
        </draw:line>
        <draw:frame draw:style-name="gr3" draw:text-style-name="P4" draw:layer="layout" svg:width="6.412cm" svg:height="3.532cm" svg:x="14.5cm" svg:y="10cm">
          <draw:text-box>
            <text:p text:style-name="P5">Respond with HTML<text:line-break/>fragments or JSON<text:line-break/>containing product data<text:line-break/><text:line-break/>HTML content may contain<text:line-break/>server-side-includes</text:p>
          </draw:text-box>
        </draw:frame>
        <draw:polyline draw:style-name="gr4" draw:text-style-name="P6" draw:layer="layout" svg:width="7.823cm" svg:height="3.68cm" draw:transform="skewX (-6.46735826672205E-017) rotate (2.52880755321458) translate (22.9cm 12cm)" svg:viewBox="0 0 7824 3681" draw:points="0,0 2588,3681 7824,0">
          <text:p/>
        </draw:polyline>
        <draw:frame draw:style-name="gr3" draw:text-style-name="P4" draw:layer="layout" svg:width="4.964cm" svg:height="2.985cm" svg:x="17.936cm" svg:y="7.515cm">
          <draw:text-box>
            <text:p text:style-name="P3">Respond with JSON<text:line-break/>containing cart data<text:line-break/><text:line-break/>Respond with<text:line-break/>JS resources</text:p>
          </draw:text-box>
        </draw:frame>
        <draw:line draw:style-name="gr4" draw:text-style-name="P6" draw:layer="layout" svg:x1="13.7cm" svg:y1="3cm" svg:x2="13.7cm" svg:y2="6.2cm">
          <text:p/>
        </draw:line>
        <draw:line draw:style-name="gr4" draw:text-style-name="P6" draw:layer="layout" svg:x1="14.2cm" svg:y1="6.2cm" svg:x2="14.2cm" svg:y2="3cm">
          <text:p/>
        </draw:line>
        <draw:custom-shape draw:style-name="gr6" draw:text-style-name="P6" draw:layer="layout" svg:width="25.8cm" svg:height="11.9cm" svg:x="1.2cm" svg:y="5.1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4.994cm" svg:height="0.954cm" svg:x="1.1cm" svg:y="4.046cm">
          <draw:text-box>
            <text:p text:style-name="P8">Web applic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7T16:23:39.416000000</meta:creation-date>
    <dc:date>2017-04-17T17:01:26.560000000</dc:date>
    <meta:editing-duration>PT37M40S</meta:editing-duration>
    <meta:editing-cycles>16</meta:editing-cycles>
    <meta:generator>LibreOffice/5.3.0.3$Windows_x86 LibreOffice_project/7074905676c47b82bbcfbea1aeefc84afe1c50e1</meta:generator>
    <dc:subject>software design</dc:subject>
    <dc:title>apache-spring-boot-microservice-example architecture overview</dc:title>
    <meta:document-statistic meta:object-count="23"/>
  </office:meta>
</office:document-meta>
</file>